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 style:master-page-name="">
      <style:paragraph-properties style:page-number="auto" fo:break-before="page"/>
      <style:text-properties style:font-name="Liberation Serif"/>
    </style:style>
    <style:style style:name="P3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erif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Liberation Serif"/>
    </style:style>
    <style:style style:name="P5" style:family="paragraph" style:parent-style-name="Heading_20_2">
      <style:text-properties style:font-name="Liberation Serif"/>
    </style:style>
    <style:style style:name="P6" style:family="paragraph" style:parent-style-name="Heading_20_1">
      <style:text-properties style:font-name="Liberation Sans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8" style:family="paragraph" style:parent-style-name="Table_20_Contents">
      <style:text-properties style:font-name="Liberation Serif"/>
    </style:style>
    <style:style style:name="P9" style:family="paragraph" style:parent-style-name="Table_20_Contents">
      <style:paragraph-properties fo:text-align="end" style:justify-single-word="false"/>
      <style:text-properties style:font-name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1" style:family="paragraph" style:parent-style-name="Table_20_Heading">
      <style:text-properties style:font-name="Liberation Serif"/>
    </style:style>
    <style:style style:name="P12" style:family="paragraph" style:parent-style-name="Table_20_Heading">
      <style:paragraph-properties fo:text-align="end" style:justify-single-word="false"/>
      <style:text-properties style:font-name="Liberation Serif"/>
    </style:style>
    <style:style style:name="P13" style:family="paragraph" style:parent-style-name="Text_20_body">
      <style:text-properties style:font-name="Liberation Seri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4"><text:placeholder text:placeholder-type="text">&lt;for each="line in invoic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invoice.party.vat_code"&gt;</text:placeholder></text:p>
      <text:p text:style-name="P4">VAT: <text:placeholder text:placeholder-type="text">&lt;invoice.party.vat_code&gt;</text:placeholder></text:p>
      <text:p text:style-name="P4"><text:placeholder text:placeholder-type="text">&lt;/if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6" text:outline-level="1">Draft Supplier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7" text:outline-level="1">Pro forma Supplier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Supplier 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7" text:outline-level="1">Draft Supplier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7" text:outline-level="1">Pro forma Supplier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Supplier 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soft-page-break/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7" text:outline-level="1">Draft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7" text:outline-level="1">Pro forma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7" text:outline-level="1">Draft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6" text:outline-level="1">Pro forma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3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11">Description</text:p>
            </table:table-cell>
            <table:table-cell table:style-name="Table1.A1" office:value-type="string">
              <text:p text:style-name="P11">Quantity</text:p>
            </table:table-cell>
            <table:table-cell table:style-name="Table1.A1" office:value-type="string">
              <text:p text:style-name="P11">Unit Price</text:p>
            </table:table-cell>
            <table:table-cell table:style-name="Table1.A1" office:value-type="string">
              <text:p text:style-name="P11">Taxes</text:p>
            </table:table-cell>
            <table:table-cell table:style-name="Table1.E1" office:value-type="string">
              <text:p text:style-name="P11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8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8"><text:placeholder text:placeholder-type="text">&lt;line.description or ''&gt;</text:placeholder></text:p>
          </table:table-cell>
          <table:table-cell table:style-name="Table1.A5" office:value-type="string">
            <text:p text:style-name="P9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9"><text:placeholder text:placeholder-type="text">&lt;formatLang(line.unit_price, invoice.party.lang, currency=invoice.currency)&gt;</text:placeholder><text:soft-page-break/></text:p>
          </table:table-cell>
          <table:table-cell table:style-name="Table1.A5" office:value-type="string">
            <text:p text:style-name="P10"><text:placeholder text:placeholder-type="text">&lt;for each="tax in line.taxes"&gt;</text:placeholder></text:p>
            <text:p text:style-name="P10"><text:placeholder text:placeholder-type="text">&lt;tax.name&gt;</text:placeholder></text:p>
            <text:p text:style-name="P10"><text:soft-page-break/><text:placeholder text:placeholder-type="text">&lt;/for&gt;</text:placeholder></text:p>
          </table:table-cell>
          <table:table-cell table:style-name="Table1.A2" office:value-type="string">
            <text:p text:style-name="P9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matLang(line.amount, invoice.party.lang, currency=invoic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P5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11">Tax</text:p>
                  </table:table-cell>
                  <table:table-cell table:style-name="Table3.A1" office:value-type="string">
                    <text:p text:style-name="P11">Base</text:p>
                  </table:table-cell>
                  <table:table-cell table:style-name="Table3.C1" office:value-type="string">
                    <text:p text:style-name="P11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8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8"><text:placeholder text:placeholder-type="text">&lt;tax.description or ''&gt;</text:placeholder></text:p>
                </table:table-cell>
                <table:table-cell table:style-name="Table3.A3" office:value-type="string">
                  <text:p text:style-name="P9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9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2">Total (excl. taxes):</text:p>
                </table:table-cell>
                <table:table-cell table:style-name="Table4.B1" office:value-type="string">
                  <text:p text:style-name="P9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2">Taxes:</text:p>
                </table:table-cell>
                <table:table-cell table:style-name="Table4.B2" office:value-type="string">
                  <text:p text:style-name="P9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2">Total:</text:p>
                </table:table-cell>
                <table:table-cell table:style-name="Table4.B2" office:value-type="string">
                  <text:p text:style-name="P9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8"/>
          </table:table-cell>
        </table:table-row>
      </table:table>
      <text:p text:style-name="P13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11">Payment Term</text:p>
              <text:p text:style-name="P13"><text:placeholder text:placeholder-type="text">&lt;if test="invoice.payment_term.description"&gt;</text:placeholder></text:p>
              <text:p text:style-name="P13"><text:placeholder text:placeholder-type="text">&lt;invoice.payment_term.description&gt;</text:placeholder></text:p>
              <text:p text:style-name="P13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11">Date</text:p>
            </table:table-cell>
            <table:table-cell table:style-name="Table5.B2" office:value-type="string">
              <text:p text:style-name="P11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P8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P8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9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P8"><text:placeholder text:placeholder-type="text">&lt;/for&gt;</text:placeholder></text:p>
          </table:table-cell>
          <table:covered-table-cell/>
        </table:table-row>
      </table:table>
      <text:p text:style-name="P13"><text:placeholder text:placeholder-type="text">&lt;/if&gt;</text:placeholder></text:p>
      <text:p text:style-name="P13"><text:placeholder text:placeholder-type="text">&lt;for each="comment in (invoice.comment or '').split('\n')"&gt;</text:placeholder></text:p>
      <text:p text:style-name="P13"><text:placeholder text:placeholder-type="text">&lt;comment&gt;</text:placeholder></text:p>
      <text:p text:style-name="P13"><text:placeholder text:placeholder-type="text">&lt;/for&gt;</text:placeholder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7:19</meta:creation-date>
    <dc:date>2008-10-22T19:37:57</dc:date>
    <meta:editing-cycles>1</meta:editing-cycles>
    <meta:editing-duration>PT0S</meta:editing-duration>
    <meta:document-statistic meta:table-count="5" meta:image-count="0" meta:object-count="0" meta:page-count="6" meta:paragraph-count="118" meta:word-count="320" meta:character-count="3430"/>
    <meta:user-defined meta:name="Info 1"/>
    <meta:user-defined meta:name="Info 2"/>
    <meta:user-defined meta:name="Info 3"/>
    <meta:user-defined meta:name="Info 4"/>
  </office:meta>
</office:document-meta>
</file>